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rebuchet MS" svg:font-family="'Trebuchet MS'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gency FB" fo:font-size="24pt" fo:font-weight="normal" style:font-size-asian="24pt" style:font-weight-asian="normal" style:font-size-complex="24pt" style:font-weight-complex="normal"/>
    </style:style>
    <style:style style:name="T1" style:family="text">
      <style:text-properties style:font-name="Arial Black" fo:font-size="28pt" style:text-underline-style="none" fo:font-weight="bold" style:font-size-asian="28pt" style:font-weight-asian="bold" style:font-size-complex="28pt" style:font-weight-complex="bold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lf Exercises #1.2</text:span></text:p>
      <text:p text:style-name="P1"><text:span text:style-name="T1"/></text:p>
      <text:p text:style-name="P2"><text:span text:style-name="T2">Q.1 What is purpose of the printf() function in C? Provide an example of its usges.</text:span></text:p>
      <text:p text:style-name="P2"><text:span text:style-name="T2">Ans-1 : Purpose of printf() is print somthing in your programe</text:span></text:p>
      <text:p text:style-name="P2"><text:span text:style-name="T2">by codes.</text:span></text:p>
      <text:p text:style-name="P2"><text:span text:style-name="T2">Example like : printf(“Hello word ! ”);</text:span></text:p>
      <text:p text:style-name="P2"><text:span text:style-name="T2"><text:s text:c="10"/>after run your programme ans on your screen is</text:span></text:p>
      <text:p text:style-name="P2"><text:span text:style-name="T2"><text:s text:c="32"/>Hello word !</text:span></text:p>
      <text:p text:style-name="P2"><text:span text:style-name="T2"/></text:p>
      <text:p text:style-name="P2"><text:span text:style-name="T2">Q.2 Explain the signification of escape sequence characters in C. Give examples of two commonly used escape sequence characters.</text:span></text:p>
      <text:p text:style-name="P2"><text:span text:style-name="T2">Ans-2 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rebuchet MS" svg:font-family="'Trebuchet MS'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4-21T13:13:56.88</meta:creation-date>
    <meta:document-statistic meta:table-count="0" meta:image-count="0" meta:object-count="0" meta:page-count="1" meta:paragraph-count="9" meta:word-count="72" meta:character-count="448"/>
    <dc:date>2025-04-21T13:32:21.91</dc:date>
    <meta:editing-duration>PT3M14S</meta:editing-duration>
    <meta:editing-cycles>1</meta:editing-cycles>
    <meta:generator>OpenOffice/4.1.15$Win32 OpenOffice.org_project/4115m2$Build-9813</meta:generator>
  </office:meta>
</office:document-meta>
</file>